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45520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Subject</text:p>
          </table:table-cell>
          <table:table-cell office:value-type="string" table:style-name="ce1">
            <text:p>Session</text:p>
          </table:table-cell>
          <table:table-cell office:value-type="string" table:style-name="ce1">
            <text:p>Arm 1 eaten</text:p>
          </table:table-cell>
          <table:table-cell office:value-type="string" table:style-name="ce1">
            <text:p>Arm 2 eaten</text:p>
          </table:table-cell>
          <table:table-cell office:value-type="string" table:style-name="ce1">
            <text:p>Arm 4 eaten</text:p>
          </table:table-cell>
          <table:table-cell office:value-type="string" table:style-name="ce1">
            <text:p>Arm 6 eaten</text:p>
          </table:table-cell>
          <table:table-cell table:number-columns-repeated="16377"/>
        </table:table-row>
        <table:table-row table:style-name="ro1">
          <table:table-cell office:value-type="date" office:date-value="2024-02-09T00:00:00" table:style-name="ce2">
            <text:p>02/09/24</text:p>
          </table:table-cell>
          <table:table-cell office:value-type="string" table:style-name="ce1">
            <text:p>F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date" office:date-value="2024-02-09T00:00:00" table:style-name="ce2">
            <text:p>02/09/24</text:p>
          </table:table-cell>
          <table:table-cell office:value-type="string" table:style-name="ce1">
            <text:p>F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date" office:date-value="2024-02-09T00:00:00" table:style-name="ce2">
            <text:p>02/09/24</text:p>
          </table:table-cell>
          <table:table-cell office:value-type="string" table:style-name="ce1">
            <text:p>F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date" office:date-value="2024-02-09T00:00:00" table:style-name="ce2">
            <text:p>02/09/24</text:p>
          </table:table-cell>
          <table:table-cell office:value-type="string" table:style-name="ce1">
            <text:p>F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09T00:00:00" table:style-name="ce2">
            <text:p>02/09/24</text:p>
          </table:table-cell>
          <table:table-cell office:value-type="string" table:style-name="ce1">
            <text:p>F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date" office:date-value="2024-02-09T00:00:00" table:style-name="ce2">
            <text:p>02/09/24</text:p>
          </table:table-cell>
          <table:table-cell office:value-type="string" table:style-name="ce1">
            <text:p>F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09T00:00:00" table:style-name="ce2">
            <text:p>02/09/24</text:p>
          </table:table-cell>
          <table:table-cell office:value-type="string" table:style-name="ce1">
            <text:p>F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09T00:00:00" table:style-name="ce2">
            <text:p>02/09/24</text:p>
          </table:table-cell>
          <table:table-cell office:value-type="string" table:style-name="ce1">
            <text:p>F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2T00:00:00" table:style-name="ce3">
            <text:p>02/12/24</text:p>
          </table:table-cell>
          <table:table-cell office:value-type="string" table:style-name="ce4">
            <text:p>F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2T00:00:00" table:style-name="ce2">
            <text:p>02/12/24</text:p>
          </table:table-cell>
          <table:table-cell office:value-type="string" table:style-name="ce1">
            <text:p>F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2T00:00:00" table:style-name="ce2">
            <text:p>02/12/24</text:p>
          </table:table-cell>
          <table:table-cell office:value-type="string" table:style-name="ce1">
            <text:p>F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date" office:date-value="2024-02-12T00:00:00" table:style-name="ce2">
            <text:p>02/12/24</text:p>
          </table:table-cell>
          <table:table-cell office:value-type="string" table:style-name="ce1">
            <text:p>F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2T00:00:00" table:style-name="ce2">
            <text:p>02/12/24</text:p>
          </table:table-cell>
          <table:table-cell office:value-type="string" table:style-name="ce1">
            <text:p>F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2T00:00:00" table:style-name="ce2">
            <text:p>02/12/24</text:p>
          </table:table-cell>
          <table:table-cell office:value-type="string" table:style-name="ce1">
            <text:p>F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2T00:00:00" table:style-name="ce2">
            <text:p>02/12/24</text:p>
          </table:table-cell>
          <table:table-cell office:value-type="string" table:style-name="ce1">
            <text:p>F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2T00:00:00" table:style-name="ce2">
            <text:p>02/12/24</text:p>
          </table:table-cell>
          <table:table-cell office:value-type="string" table:style-name="ce1">
            <text:p>F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2T00:00:00" table:style-name="ce2">
            <text:p>02/12/24</text:p>
          </table:table-cell>
          <table:table-cell office:value-type="string" table:style-name="ce1">
            <text:p>F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2T00:00:00" table:style-name="ce2">
            <text:p>02/12/24</text:p>
          </table:table-cell>
          <table:table-cell office:value-type="string" table:style-name="ce1">
            <text:p>F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2T00:00:00" table:style-name="ce2">
            <text:p>02/12/24</text:p>
          </table:table-cell>
          <table:table-cell office:value-type="string" table:style-name="ce1">
            <text:p>F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date" office:date-value="2024-02-12T00:00:00" table:style-name="ce2">
            <text:p>02/12/24</text:p>
          </table:table-cell>
          <table:table-cell office:value-type="string" table:style-name="ce1">
            <text:p>F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4T00:00:00" table:style-name="ce2">
            <text:p>02/14/24</text:p>
          </table:table-cell>
          <table:table-cell office:value-type="string" table:style-name="ce4">
            <text:p>F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date" office:date-value="2024-02-14T00:00:00" table:style-name="ce2">
            <text:p>02/14/24</text:p>
          </table:table-cell>
          <table:table-cell office:value-type="string" table:style-name="ce1">
            <text:p>F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4T00:00:00" table:style-name="ce2">
            <text:p>02/14/24</text:p>
          </table:table-cell>
          <table:table-cell office:value-type="string" table:style-name="ce1">
            <text:p>F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date" office:date-value="2024-02-14T00:00:00" table:style-name="ce2">
            <text:p>02/14/24</text:p>
          </table:table-cell>
          <table:table-cell office:value-type="string" table:style-name="ce1">
            <text:p>F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4T00:00:00" table:style-name="ce2">
            <text:p>02/14/24</text:p>
          </table:table-cell>
          <table:table-cell office:value-type="string" table:style-name="ce1">
            <text:p>F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4T00:00:00" table:style-name="ce2">
            <text:p>02/14/24</text:p>
          </table:table-cell>
          <table:table-cell office:value-type="string" table:style-name="ce1">
            <text:p>F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date" office:date-value="2024-02-14T00:00:00" table:style-name="ce2">
            <text:p>02/14/24</text:p>
          </table:table-cell>
          <table:table-cell office:value-type="string" table:style-name="ce1">
            <text:p>F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4T00:00:00" table:style-name="ce2">
            <text:p>02/14/24</text:p>
          </table:table-cell>
          <table:table-cell office:value-type="string" table:style-name="ce1">
            <text:p>F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4T00:00:00" table:style-name="ce2">
            <text:p>02/14/24</text:p>
          </table:table-cell>
          <table:table-cell office:value-type="string" table:style-name="ce1">
            <text:p>F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date" office:date-value="2024-02-14T00:00:00" table:style-name="ce2">
            <text:p>02/14/24</text:p>
          </table:table-cell>
          <table:table-cell office:value-type="string" table:style-name="ce1">
            <text:p>F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4T00:00:00" table:style-name="ce2">
            <text:p>02/14/24</text:p>
          </table:table-cell>
          <table:table-cell office:value-type="string" table:style-name="ce1">
            <text:p>F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4T00:00:00" table:style-name="ce2">
            <text:p>02/14/24</text:p>
          </table:table-cell>
          <table:table-cell office:value-type="string" table:style-name="ce1">
            <text:p>F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4T00:00:00" table:style-name="ce2">
            <text:p>02/14/24</text:p>
          </table:table-cell>
          <table:table-cell office:value-type="string" table:style-name="ce1">
            <text:p>F0</text:p>
          </table:table-cell>
          <table:table-cell office:value-type="string" table:style-name="ce1">
            <text:p>4-punis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4T00:00:00" table:style-name="ce2">
            <text:p>02/14/24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4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4T00:00:00" table:style-name="ce2">
            <text:p>02/14/24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4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date" office:date-value="2024-02-14T00:00:00" table:style-name="ce2">
            <text:p>02/14/24</text:p>
          </table:table-cell>
          <table:table-cell office:value-type="string" table:style-name="ce1">
            <text:p>F8</text:p>
          </table:table-cell>
          <table:table-cell office:value-type="string" table:style-name="ce1">
            <text:p>4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5T00:00:00" table:style-name="ce2">
            <text:p>02/15/24</text:p>
          </table:table-cell>
          <table:table-cell office:value-type="string" table:style-name="ce1">
            <text:p>F0</text:p>
          </table:table-cell>
          <table:table-cell office:value-type="string" table:style-name="ce1">
            <text:p>1-punish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5T00:00:00" table:style-name="ce2">
            <text:p>02/15/24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1-punish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5T00:00:00" table:style-name="ce2">
            <text:p>02/15/24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1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5T00:00:00" table:style-name="ce2">
            <text:p>02/15/24</text:p>
          </table:table-cell>
          <table:table-cell office:value-type="string" table:style-name="ce1">
            <text:p>F8</text:p>
          </table:table-cell>
          <table:table-cell office:value-type="string" table:style-name="ce1">
            <text:p>1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5T00:00:00" table:style-name="ce2">
            <text:p>02/15/24</text:p>
          </table:table-cell>
          <table:table-cell office:value-type="string" table:style-name="ce1">
            <text:p>F0</text:p>
          </table:table-cell>
          <table:table-cell office:value-type="string" table:style-name="ce1">
            <text:p>2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5T00:00:00" table:style-name="ce2">
            <text:p>02/15/24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2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5T00:00:00" table:style-name="ce2">
            <text:p>02/15/24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2-punish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5T00:00:00" table:style-name="ce2">
            <text:p>02/15/24</text:p>
          </table:table-cell>
          <table:table-cell office:value-type="string" table:style-name="ce1">
            <text:p>F8</text:p>
          </table:table-cell>
          <table:table-cell office:value-type="string" table:style-name="ce1">
            <text:p>2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5T00:00:00" table:style-name="ce2">
            <text:p>02/15/24</text:p>
          </table:table-cell>
          <table:table-cell office:value-type="string" table:style-name="ce1">
            <text:p>F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5T00:00:00" table:style-name="ce2">
            <text:p>02/15/24</text:p>
          </table:table-cell>
          <table:table-cell office:value-type="string" table:style-name="ce1">
            <text:p>F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5T00:00:00" table:style-name="ce2">
            <text:p>02/15/24</text:p>
          </table:table-cell>
          <table:table-cell office:value-type="string" table:style-name="ce1">
            <text:p>F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5T00:00:00" table:style-name="ce2">
            <text:p>02/15/24</text:p>
          </table:table-cell>
          <table:table-cell office:value-type="string" table:style-name="ce1">
            <text:p>F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6T00:00:00" table:style-name="ce2">
            <text:p>02/16/24</text:p>
          </table:table-cell>
          <table:table-cell office:value-type="string" table:style-name="ce1">
            <text:p>F0</text:p>
          </table:table-cell>
          <table:table-cell office:value-type="string" table:style-name="ce1">
            <text:p>1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6T00:00:00" table:style-name="ce2">
            <text:p>02/16/24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1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6T00:00:00" table:style-name="ce2">
            <text:p>02/16/24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1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date" office:date-value="2024-02-16T00:00:00" table:style-name="ce5">
            <text:p>02/16/24</text:p>
          </table:table-cell>
          <table:table-cell office:value-type="string" table:style-name="ce6">
            <text:p>F8</text:p>
          </table:table-cell>
          <table:table-cell office:value-type="string" table:style-name="ce6">
            <text:p>1-punish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6T00:00:00" table:style-name="ce2">
            <text:p>02/16/24</text:p>
          </table:table-cell>
          <table:table-cell office:value-type="string" table:style-name="ce1">
            <text:p>F0</text:p>
          </table:table-cell>
          <table:table-cell office:value-type="string" table:style-name="ce1">
            <text:p>2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6T00:00:00" table:style-name="ce2">
            <text:p>02/16/24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2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6T00:00:00" table:style-name="ce2">
            <text:p>02/16/24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2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6T00:00:00" table:style-name="ce5">
            <text:p>02/16/24</text:p>
          </table:table-cell>
          <table:table-cell office:value-type="string" table:style-name="ce6">
            <text:p>F8</text:p>
          </table:table-cell>
          <table:table-cell office:value-type="string" table:style-name="ce6">
            <text:p>2-punish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6T00:00:00" table:style-name="ce2">
            <text:p>02/16/24</text:p>
          </table:table-cell>
          <table:table-cell office:value-type="string" table:style-name="ce1">
            <text:p>F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6T00:00:00" table:style-name="ce2">
            <text:p>02/16/24</text:p>
          </table:table-cell>
          <table:table-cell office:value-type="string" table:style-name="ce1">
            <text:p>F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6T00:00:00" table:style-name="ce2">
            <text:p>02/16/24</text:p>
          </table:table-cell>
          <table:table-cell office:value-type="string" table:style-name="ce1">
            <text:p>F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6T00:00:00" table:style-name="ce2">
            <text:p>02/16/24</text:p>
          </table:table-cell>
          <table:table-cell office:value-type="string" table:style-name="ce1">
            <text:p>F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9T00:00:00" table:style-name="ce2">
            <text:p>02/19/24</text:p>
          </table:table-cell>
          <table:table-cell office:value-type="string" table:style-name="ce1">
            <text:p>F0</text:p>
          </table:table-cell>
          <table:table-cell office:value-type="string" table:style-name="ce1">
            <text:p>1-punish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9T00:00:00" table:style-name="ce2">
            <text:p>02/19/24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1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9T00:00:00" table:style-name="ce2">
            <text:p>02/19/24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1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9T00:00:00" table:style-name="ce2">
            <text:p>02/19/24</text:p>
          </table:table-cell>
          <table:table-cell office:value-type="string" table:style-name="ce6">
            <text:p>F8</text:p>
          </table:table-cell>
          <table:table-cell office:value-type="string" table:style-name="ce6">
            <text:p>1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9T00:00:00" table:style-name="ce2">
            <text:p>02/19/24</text:p>
          </table:table-cell>
          <table:table-cell office:value-type="string" table:style-name="ce1">
            <text:p>F0</text:p>
          </table:table-cell>
          <table:table-cell office:value-type="string" table:style-name="ce1">
            <text:p>2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9T00:00:00" table:style-name="ce2">
            <text:p>02/19/24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2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9T00:00:00" table:style-name="ce2">
            <text:p>02/19/24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2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9T00:00:00" table:style-name="ce2">
            <text:p>02/19/2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2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9T00:00:00" table:style-name="ce2">
            <text:p>02/19/24</text:p>
          </table:table-cell>
          <table:table-cell office:value-type="string" table:style-name="ce6">
            <text:p>F8</text:p>
          </table:table-cell>
          <table:table-cell office:value-type="string" table:style-name="ce6">
            <text:p>2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9T00:00:00" table:style-name="ce2">
            <text:p>02/19/24</text:p>
          </table:table-cell>
          <table:table-cell office:value-type="string" table:style-name="ce1">
            <text:p>F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9T00:00:00" table:style-name="ce2">
            <text:p>02/19/24</text:p>
          </table:table-cell>
          <table:table-cell office:value-type="string" table:style-name="ce1">
            <text:p>F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9T00:00:00" table:style-name="ce2">
            <text:p>02/19/24</text:p>
          </table:table-cell>
          <table:table-cell office:value-type="string" table:style-name="ce1">
            <text:p>F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19T00:00:00" table:style-name="ce2">
            <text:p>02/19/24</text:p>
          </table:table-cell>
          <table:table-cell office:value-type="string" table:style-name="ce1">
            <text:p>F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2">
            <text:p>02/20/24</text:p>
          </table:table-cell>
          <table:table-cell office:value-type="string" table:style-name="ce1">
            <text:p>F0</text:p>
          </table:table-cell>
          <table:table-cell office:value-type="string" table:style-name="ce1">
            <text:p>1-punish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2">
            <text:p>02/20/24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1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2">
            <text:p>02/20/24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1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2">
            <text:p>02/20/24</text:p>
          </table:table-cell>
          <table:table-cell office:value-type="string" table:style-name="ce6">
            <text:p>F8</text:p>
          </table:table-cell>
          <table:table-cell office:value-type="string" table:style-name="ce6">
            <text:p>1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2">
            <text:p>02/20/24</text:p>
          </table:table-cell>
          <table:table-cell office:value-type="string" table:style-name="ce1">
            <text:p>F0</text:p>
          </table:table-cell>
          <table:table-cell office:value-type="string" table:style-name="ce1">
            <text:p>2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2">
            <text:p>02/20/24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2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2">
            <text:p>02/20/24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2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2">
            <text:p>02/20/24</text:p>
          </table:table-cell>
          <table:table-cell office:value-type="string" table:style-name="ce6">
            <text:p>F8</text:p>
          </table:table-cell>
          <table:table-cell office:value-type="string" table:style-name="ce6">
            <text:p>2-punis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2">
            <text:p>02/20/24</text:p>
          </table:table-cell>
          <table:table-cell office:value-type="string" table:style-name="ce1">
            <text:p>F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2">
            <text:p>02/20/24</text:p>
          </table:table-cell>
          <table:table-cell office:value-type="string" table:style-name="ce1">
            <text:p>F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2">
            <text:p>02/20/24</text:p>
          </table:table-cell>
          <table:table-cell office:value-type="string" table:style-name="ce1">
            <text:p>F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2">
            <text:p>02/20/24</text:p>
          </table:table-cell>
          <table:table-cell office:value-type="string" table:style-name="ce1">
            <text:p>F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number-rows-repeated="104849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1</meta:generator>
    <dc:creator>Rishika Mohanta</dc:creator>
    <meta:creation-date>2024-02-09T11:03:13Z</meta:creation-date>
    <dc:date>2024-02-20T20:38:01Z</dc:date>
    <meta:editing-cycles>72</meta:editing-cycles>
    <meta:editing-duration>PT44788S</meta:editing-duration>
  </office:meta>
</office:document-meta>
</file>